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4.249cm" style:rel-column-width="16383*"/>
    </style:style>
    <style:style style:name="表1.C" style:family="table-column">
      <style:table-column-properties style:column-width="8.5cm" style:rel-column-width="32769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C" style:family="table-column">
      <style:table-column-properties style:column-width="8.5cm" style:rel-column-width="32769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Table_20_Contents">
      <style:text-properties officeooo:rsid="001ea7a1" officeooo:paragraph-rsid="001ea7a1"/>
    </style:style>
    <style:style style:name="P3" style:family="paragraph" style:parent-style-name="Standard">
      <style:text-properties officeooo:rsid="001c4ac2" officeooo:paragraph-rsid="001c4ac2"/>
    </style:style>
    <style:style style:name="P4" style:family="paragraph" style:parent-style-name="Standard">
      <style:text-properties officeooo:rsid="001c4ac2" officeooo:paragraph-rsid="001ea7a1"/>
    </style:style>
    <style:style style:name="P5" style:family="paragraph" style:parent-style-name="Table_20_Contents">
      <style:text-properties officeooo:rsid="002091bf" officeooo:paragraph-rsid="002091bf"/>
    </style:style>
    <style:style style:name="P6" style:family="paragraph" style:parent-style-name="Table_20_Contents">
      <style:text-properties officeooo:paragraph-rsid="001ea7a1"/>
    </style:style>
    <style:style style:name="T1" style:family="text">
      <style:text-properties officeooo:rsid="001ea7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表1" table:style-name="表1">
        <table:table-column table:style-name="表1.A" table:number-columns-repeated="2"/>
        <table:table-column table:style-name="表1.C"/>
        <table:table-row table:style-name="TableLine2161692140464">
          <table:table-cell table:style-name="表1.A1" office:value-type="string">
            <text:p text:style-name="P6"><text:span text:style-name="T1"><text:script script:language="JODScript">&lt;if test="showTable_tblShow" element="table"/&gt;</text:script></text:span><text:span text:style-name="T1">Table to show</text:span></text:p>
          </table:table-cell>
          <table:table-cell table:style-name="表1.A1" office:value-type="string">
            <text:p text:style-name="P5">foo</text:p>
          </table:table-cell>
          <table:table-cell table:style-name="表1.C1" office:value-type="string">
            <text:p text:style-name="P5">bar</text:p>
          </table:table-cell>
        </table:table-row>
        <table:table-row table:style-name="TableLine2161692162352">
          <table:table-cell table:style-name="表1.A2" office:value-type="string">
            <text:p text:style-name="P2">1</text:p>
          </table:table-cell>
          <table:table-cell table:style-name="表1.A2" office:value-type="string">
            <text:p text:style-name="P2">foo</text:p>
          </table:table-cell>
          <table:table-cell table:style-name="表1.C2" office:value-type="string">
            <text:p text:style-name="P2">bar</text:p>
          </table:table-cell>
        </table:table-row>
        <table:table-row table:style-name="TableLine2161692167248">
          <table:table-cell table:style-name="表1.A2" office:value-type="string">
            <text:p text:style-name="P2">2</text:p>
          </table:table-cell>
          <table:table-cell table:style-name="表1.A2" office:value-type="string">
            <text:p text:style-name="P2">foo</text:p>
          </table:table-cell>
          <table:table-cell table:style-name="表1.C2" office:value-type="string">
            <text:p text:style-name="P2">bar</text:p>
          </table:table-cell>
        </table:table-row>
      </table:table>
      <text:p text:style-name="P3"/>
      <text:p text:style-name="P4"/>
      <table:table table:name="表2" table:style-name="表2">
        <table:table-column table:style-name="表2.A" table:number-columns-repeated="2"/>
        <table:table-column table:style-name="表2.C"/>
        <table:table-row table:style-name="TableLine2161692158896">
          <table:table-cell table:style-name="表2.A1" office:value-type="string">
            <text:p text:style-name="P6"><text:span text:style-name="T1"><text:script script:language="JODScript">&lt;if test="showTable_tblHide" element="table"/&gt;</text:script></text:span><text:span text:style-name="T1">Table to hide</text:span></text:p>
          </table:table-cell>
          <table:table-cell table:style-name="表2.A1" office:value-type="string">
            <text:p text:style-name="P5">foo</text:p>
          </table:table-cell>
          <table:table-cell table:style-name="表2.C1" office:value-type="string">
            <text:p text:style-name="P5">bar</text:p>
          </table:table-cell>
        </table:table-row>
        <table:table-row table:style-name="TableLine2161692157744">
          <table:table-cell table:style-name="表2.A2" office:value-type="string">
            <text:p text:style-name="P2">1</text:p>
          </table:table-cell>
          <table:table-cell table:style-name="表2.A2" office:value-type="string">
            <text:p text:style-name="P2">foo</text:p>
          </table:table-cell>
          <table:table-cell table:style-name="表2.C2" office:value-type="string">
            <text:p text:style-name="P2">bar</text:p>
          </table:table-cell>
        </table:table-row>
        <table:table-row table:style-name="TableLine2161692156592">
          <table:table-cell table:style-name="表2.A2" office:value-type="string">
            <text:p text:style-name="P2">2</text:p>
          </table:table-cell>
          <table:table-cell table:style-name="表2.A2" office:value-type="string">
            <text:p text:style-name="P2">foo</text:p>
          </table:table-cell>
          <table:table-cell table:style-name="表2.C2" office:value-type="string">
            <text:p text:style-name="P2">ba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8T23:29:34.643000000</dc:date>
    <meta:editing-duration>PT36M37S</meta:editing-duration>
    <meta:editing-cycles>10</meta:editing-cycles>
    <meta:document-statistic meta:table-count="2" meta:image-count="0" meta:object-count="0" meta:page-count="1" meta:paragraph-count="18" meta:word-count="22" meta:character-count="66" meta:non-whitespace-character-count="62"/>
  </office:meta>
</office:document-meta>
</file>